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western">
      <style:paragraph-properties fo:margin-top="0.1945in" fo:margin-bottom="0in"/>
    </style:style>
    <style:style style:name="P3" style:family="paragraph" style:parent-style-name="Heading_20_1" style:master-page-name="Standard">
      <style:paragraph-properties fo:margin-top="0.1665in" fo:margin-bottom="0.0417in" style:page-number="auto"/>
    </style:style>
    <style:style style:name="P4" style:family="paragraph" style:parent-style-name="Heading_20_1">
      <style:paragraph-properties fo:break-before="page"/>
    </style:style>
    <style:style style:name="T1"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ject Proposal - ChronoSynk</text:h>
      <text:p text:style-name="Standard">– Submitted by Greggory Foust – </text:p>
      <text:p text:style-name="Standard"/>
      <text:p text:style-name="Standard">In busy modern day life, coordinating meeting times with people can be difficult, especially with a large number of people. It can also be difficult to find friends to play games or do things with that share your interests. Perhaps you like to play sports more competitively or intensely than most of your current friends and would like to find others that like to play on your level. Do you have a bit of free time and would like to meet some new friends in an online game? Does your group of friends have odd schedules that require several calls and texts just to figure out a meeting time? ChronoSynk intends to solve these problems by bringing together and figuring out the best times, places, and people for you.</text:p>
      <text:p text:style-name="Standard"/>
      <text:p text:style-name="Standard">ChronoSynk is web based and will perform better as more people use it. Similar to a dating site, the more data it has available, the better the matches will be. Users will be able to rate each other depending on whether or not their match was enjoyable which will affect and improve matching capabilities. Users can create groups to better coordinate meetings as well as more easily find others with similar interest groups.</text:p>
      <text:p text:style-name="Standard"/>
      <text:p text:style-name="Standard">ChronoSynk will benefit anyone seeking to spend time with others. It will require relatively small storage and modest computing capabilities. Databases will be developed with MySQL and will need to be add, delete, modify, and search-able (here-in known as querying) to facilitate changing schedules and dynamic data. PHP will be used for programming while HTML, CSS, and Javascript will be used for the web interface allowing for versatility and familiarity across platforms.</text:p>
      <text:p text:style-name="Standard"/>
      <text:p text:style-name="Standard">Keeping this system secure and available will be policies and procedures set in place to inform users of obligations assumed in using ChronoSynk as well as documentation to support users in system functionality. Secure programming practices will be researched and developed to ensure data integrity and availability during transit, rest, and processing.</text:p>
      <text:p text:style-name="Standard"/>
      <text:p text:style-name="Standard">ChronoSynk brings users closer to friends they haven't yet found.</text:p>
      <text:h text:style-name="P4" text:outline-level="1">Depth Requirements</text:h>
      <text:p text:style-name="Standard"/>
      <text:p text:style-name="P1">1 – Design a project development and implementation plan. </text:p>
      <text:p text:style-name="Standard"/>
      <text:p text:style-name="Standard">ChronoSynk will be hosted on a WAMP server for small scale testing and development. Project needs will first be obtained through brainstorming and surveying potential users. Throughout development, input from users will be reached for in order to develop the most satisfactory service possible. Peers will be consulted with for code and design review.</text:p>
      <text:p text:style-name="Standard"/>
      <text:p text:style-name="Standard">Upon completion, ChronoSynk will be rolled out to an appropriate server hosting site.</text:p>
      <text:p text:style-name="Standard"/>
      <text:p text:style-name="P1">2 – Value teamwork, leadership, and consensus building. <text:s/></text:p>
      <text:p text:style-name="Standard"/>
      <text:p text:style-name="Standard">In order for any service to fully serve users, customer and peer input and opinions must be taken into account. As they are the ones using it, getting a variety of opinions from different sources can help make a better project that's more enjoyable for more people.</text:p>
      <text:p text:style-name="Standard"/>
      <text:p text:style-name="Standard">Greggory Foust will be leading the project, under the supervision of Dr. Gorka, and will have the final say in decision making.</text:p>
      <text:p text:style-name="Standard"/>
      <text:p text:style-name="P1">3 – Develop consulting, decision making and time management skills. <text:s/></text:p>
      <text:p text:style-name="Standard"/>
      <text:p text:style-name="Standard">Peers and potential users will be surveyed for information on design ideas. Peers and manager Dr. Gorka will be counseled on code implementation.</text:p>
      <text:p text:style-name="Standard"/>
      <text:p text:style-name="Standard">Greggory Foust will be leading the project, under the supervision of Dr. Gorka, and will have the final say in decision making.</text:p>
      <text:p text:style-name="Standard"/>
      <text:p text:style-name="Standard">A Project Log Journal will be kept to keep track of project time duration. This will be compared to project time-line forecasts to gauge the accuracy of the predictions.</text:p>
      <text:p text:style-name="Standard"/>
      <text:p text:style-name="P1">4 – Identify and specify the processes which solve the organizational problem being addresses. <text:s/></text:p>
      <text:p text:style-name="Standard"/>
      <text:p text:style-name="Standard">ChronoSynk allows users to more efficiently plan meetings and meet new people that share their interests by automatically matching them to other users depending on various criteria such as activity, time, and friends.</text:p>
      <text:p text:style-name="Standard"/>
      <text:p text:style-name="P1">5 – Explain and develop standards and policies associated with the project. <text:s/></text:p>
      <text:p text:style-name="Standard"/>
      <text:p text:style-name="Standard">ChronoSynk will have an Acceptable Use Policy, Terms of Use, and Privacy Policy. Standard coding practices and W3 web standards will be used as well as keeping a record of changes and backing up and separately storing files.</text:p>
      <text:p text:style-name="Standard"/>
      <text:p text:style-name="P1"><text:soft-page-break/>6 – Explain the benefits of cross functional teams. <text:s/></text:p>
      <text:p text:style-name="Standard"/>
      <text:p text:style-name="Standard">According to Oxforddictionaries.com, cross-functional means “Denoting or relating to a system whereby people from different areas of an organization work together as a team.” This allows people from different areas of expertise, with different views and thought patterns, to look at a problem from multiple angles. This allows one team member to find problems or potential that another may not see and better use their collective knowledge.</text:p>
      <text:p text:style-name="Standard"/>
      <text:p text:style-name="P1">7 – Explain and apply various life cycle concepts in engaging in and completing a project.</text:p>
      <text:p text:style-name="Standard"/>
      <text:p text:style-name="Standard">ChronoSynk will require several development steps in order to efficiently and properly create a successful project including actor identification, use case glossary, context diagrams, decomposition diagrams, database normalization, and code review.</text:p>
      <text:p text:style-name="Standard"/>
      <text:p text:style-name="P1">8 – Prepare appropriate end-user documentation.</text:p>
      <text:p text:style-name="Standard"/>
      <text:p text:style-name="Standard">The proper policies and contracts will be drafted including an Acceptable Use Policy, Privacy Policy, and Terms of Use. A FAQ and introduction guide will be created for new user orientation.</text:p>
      <text:p text:style-name="P1"/>
      <text:p text:style-name="P1">9 – Explain how your project addresses the synthesis, application and analytical skills used throughout the degree program.</text:p>
      <text:p text:style-name="Standard"/>
      <text:p text:style-name="Standard">ChronoSynk will require project management, critical thinking, code review, networking, system administration, and other IT skills that are the subject of many of the courses in the BSI degree program.</text:p>
      <text:h text:style-name="P4" text:outline-level="1">Breadth Requirements</text:h>
      <text:h text:style-name="Heading_20_2" text:outline-level="2">Databases</text:h>
      <text:p text:style-name="Standard">A database will be essential to this project. In order for users to be matched with each other, there will have to be a substantial number of users submitting times they are available as well as potential games, sports, or activities they want to do. This database will hold information on users, requested activities and times known as sessions, and match histories.</text:p>
      <text:p text:style-name="Standard"/>
      <text:p text:style-name="Standard">This database will be created in MySQL and will be securely protected to keep user information safe.</text:p>
      <text:h text:style-name="Heading_20_2" text:outline-level="2">Documentation and Support</text:h>
      <text:p text:style-name="Standard">Documentation including an Acceptable Use Policy, Privacy Policy, and Terms of Service will be drafted to comply with pertinent laws and inform users of obligations assumed when using ChronoSynk.</text:p>
      <text:p text:style-name="Standard"/>
      <text:p text:style-name="Standard">A help guide, FAQ, and support service will also be created for new users to learn how to use the service and obtain help when needed.</text:p>
      <text:h text:style-name="Heading_20_2" text:outline-level="2">Information Assurance and Security</text:h>
      <text:p text:style-name="Standard">With security being as important as ever and surprisingly often lacking, ChronoSynk will be created with security in mind to protect ourselves and the users. This includes secure programming, data backups, encryption, and authentication and authorization. An Acceptable Use Policy, Privacy Policy, and Terms of Service will also be utilized to fully explain how this service and the data it collects can be used.</text:p>
      <text:h text:style-name="Heading_20_2" text:outline-level="2">Networks + Systems</text:h>
      <text:p text:style-name="Standard">ChronoSynk will use web based Internet as the primary and solitary use of communication. This allows versatility for use on many devices and platforms through many channels to provide the service to users.</text:p>
      <text:p text:style-name="Standard"/>
      <text:p text:style-name="Standard">During development, ChronoSynk will utilize 64bit WampServer 2.5 running Apache 2.4.9, MySQL 5.6.17, PHP 5.5.12, PHPMyAdmin 4.1.14, SqlBuddy 1.3.3, and XDebug 2.2.5.</text:p>
      <text:p text:style-name="Standard"/>
      <text:p text:style-name="Standard">Using pingdom.com's feature of obtaining page sizes of various websites, page sizes were found to range from 600kB for more text base websites like Reddit to 4MB for content heavy sites like Youtube. ChronoSynk will not be content heavy and will therefore require roughly 600kB bandwidth.</text:p>
      <text:p text:style-name="Standard"/>
      <text:p text:style-name="Standard">Storage requirements will be relatively small with data entries consisting mostly of text and some pictures. Using rough estimates for record sizes in each table and numbers of records, a minimum of 30 gigabytes will be required for a four month testing period.</text:p>
      <text:p text:style-name="Standard"><text:soft-page-break/>As development progresses, a more comprehensive system resource requirement specification sheet will be created.</text:p>
      <text:h text:style-name="Heading_20_2" text:outline-level="2">Programming</text:h>
      <text:p text:style-name="Standard">PHP will be used to generate the matches created by analyzing the information in the databases. The ability to add, delete, modify, and query records will be required for the majority of the database. User records must be able to be added when a user joins ChronoSynk, modified if information such as if email or other information changes, deleted if the user wishes to quit the service, and queried in order to display profile information. </text:p>
      <text:p text:style-name="Standard"/>
      <text:p text:style-name="Standard">Sessions must be able to be added, modified, and deleted in order to accommodate flexible and changing schedules of users as well as query-able to gather information to make the best matches possible.</text:p>
      <text:p text:style-name="Standard"/>
      <text:p text:style-name="Standard">Match history must be able to be added to and query-able for logging purposes and aiding in session matching. Modifying and deleting is not expected and should only be required in rare situations.</text:p>
      <text:p text:style-name="Standard"/>
      <text:p text:style-name="Standard">Creating the best matches possible will require developing and implementing algorithms and processes to create the best matches possible. Sessions and cookies will need to be developed securely to prevent exploitation and keep users safe.</text:p>
      <text:p text:style-name="Standard"/>
      <text:h text:style-name="Heading_20_2" text:outline-level="2">Web Technologies</text:h>
      <text:p text:style-name="Standard">HTML, CSS, and Javascript will be used to allow the user to interact with the service. These technologies will allow for a diverse user base across many devices, platforms, and browsers. Ensuring users can chose the technology they want to use gives ChronoSynk both the best chance of serving users by gathering more users to the service and developing rapport with them.</text:p>
      <text:h text:style-name="P4" text:outline-level="1">Research Area(s)</text:h>
      <text:p text:style-name="Standard">As noted in the Information Assurance and Security Depth Requirement section, system security is vital in modern day business, yet often lacking. With security holes and vulnerabilities occurring nearly everywhere along the data transmission, processing, and storage time-line, it is important and necessary to implement security at all points along the system.</text:p>
      <text:p text:style-name="P2">While users continuously heap more and more personal data onto the Internet, it becomes easier and easier for ne'er-do-wells to access this information, build profiles on targets, and use it against them. Therefore, ChronoSynk will have a research team committed to researching and developing a modern and comprehensive security system to keep our data secure while remaining available to the necessary pers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western" style:family="paragraph" style:parent-style-name="Standard">
      <style:paragraph-properties fo:margin-top="0.1945in" fo:margin-bottom="0.0799in" fo:hyphenation-ladder-count="no-limit"/>
      <style:text-properties fo:color="#000000"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55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65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7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85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95in"/>
        </style:list-level-properties>
      </text:outline-level-style>
      <text:outline-level-style text:level="6" text:style-name="WW8Num1z5" style:num-format="">
        <style:list-level-properties text:list-level-position-and-space-mode="label-alignment">
          <style:list-level-label-alignment text:label-followed-by="nothing" fo:text-indent="-0.8in" fo:margin-left="1.05in"/>
        </style:list-level-properties>
      </text:outline-level-style>
      <text:outline-level-style text:level="7" text:style-name="WW8Num1z6" style:num-format="">
        <style:list-level-properties text:list-level-position-and-space-mode="label-alignment">
          <style:list-level-label-alignment text:label-followed-by="nothing" fo:text-indent="-0.9in" fo:margin-left="1.15in"/>
        </style:list-level-properties>
      </text:outline-level-style>
      <text:outline-level-style text:level="8" text:style-name="WW8Num1z7" style:num-format="">
        <style:list-level-properties text:list-level-position-and-space-mode="label-alignment">
          <style:list-level-label-alignment text:label-followed-by="nothing" fo:text-indent="-1in" fo:margin-left="1.25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roposal</dc:title>
    <meta:initial-creator>ITS</meta:initial-creator>
    <meta:creation-date>2012-08-20T14:50:00</meta:creation-date>
    <dc:creator>Gregg </dc:creator>
    <dc:date>2015-09-17T22:23:15.68</dc:date>
    <meta:editing-cycles>4</meta:editing-cycles>
    <meta:editing-duration>PT12M8S</meta:editing-duration>
    <meta:generator>OpenOffice/4.0.1$Win32 OpenOffice.org_project/401m5$Build-9714</meta:generator>
    <meta:document-statistic meta:table-count="0" meta:image-count="0" meta:object-count="0" meta:page-count="6" meta:paragraph-count="55" meta:word-count="1616" meta:character-count="10178"/>
  </office:meta>
</office:document-meta>
</file>